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MR12" svg:font-family="CMR12"/>
    <style:font-face style:name="Mangal1" svg:font-family="Mangal"/>
    <style:font-face style:name="Palatino-Roman" svg:font-family="Palatino-Roman"/>
    <style:font-face style:name="Sabon-Roman" svg:font-family="Sabon-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crescente complexidade dos sistemas baseados em software modernos tem dificultado não só a sua construção de aplicações, mas também a sua implantação, configuração e operação. A provisão de serviços que atendam às demandas atuais dos usuários muitas vezes exige a construção de aplicações capazes de <text:s/>integrar vários vários recursos. </text:p>
      <text:p text:style-name="Standard"/>
      <text:p text:style-name="Standard">Esses recursos, geralmente heterogêneos podem incluir além de componentes de software, bancos de dados, servidores de aplicações, aplicações legadas, ou até mesmo subsistemas completos. Além disso, com a expansão das tecnologias de rede e Internet, esses recursos podem estar distribuídos em inúmeros dispositivos.</text:p>
      <text:p text:style-name="Standard">Nessa situação, até mesmo a implantação e gerenciamento de aplicações pode tornar-se uma atividade intratável até mesmo para especialistas em tecnologia da informação.</text:p>
      <text:p text:style-name="Standard"/>
      <text:p text:style-name="Standard">As dificuldades relacionadas a integração e gerenciamento desses sistemas complexos levaram ao surgimento de iniciativas \cite{visionAC, HPAdaptiveEnterprise, MicrosoftDynamicSystems}que propõem uma abordagem sistematizada para a construção de sistemas capazes de se auto-gerenciar. O emprego de mecanismos de computação autônoma, proposto pela IBM \cite{visionAC}, visa dotar os sistemas de software de capacidades similares às presentes no sistema nervoso autônomo humano, que controla as funções vitais do organismo de forma inconsciente ao ser humano. De forma análoga, um sistema de computação autônoma é capaz de ajustar sua operação de acordo com mudanças no seu ambiente e nas demandas de usuários.</text:p>
      <text:p text:style-name="Standard"/>
      <text:p text:style-name="Standard">Conforme essa visão, um sistema autônomo deve possuir as seguintes capacidades de auto-gerenciamento:</text:p>
      <text:p text:style-name="Standard"/>
      <text:p text:style-name="Standard">\begin{itemize}</text:p>
      <text:p text:style-name="Standard"/>
      <text:p text:style-name="Standard">\item Auto-configuração:</text:p>
      <text:p text:style-name="Standard"/>
      <text:p text:style-name="Standard">\item Auto-otimização</text:p>
      <text:p text:style-name="Standard"/>
      <text:p text:style-name="Standard">\item Auto-proteção</text:p>
      <text:p text:style-name="Standard"/>
      <text:p text:style-name="Standard">\item Auto-recuperação</text:p>
      <text:p text:style-name="Standard"/>
      <text:p text:style-name="Standard">\end{itemize}</text:p>
      <text:p text:style-name="Standard"/>
      <text:p text:style-name="Standard">Para realizar essa visão, foi proposto pela IBM\cite{ibmac} uma arquitetura baseada em camadas para a construção de sistemas autônomos. A Figura~\ref{sec:referencial-ac} ilustra essa arquitetura, cujo elemento principal é o gerenciador autônomo. A camada mais inferior contém os recursos a serem gerenciados, que podem ser componentes de hardware ou software, e podem incorporar capacidades de auto-gerenciamento. A camada imediatamente acima representa os componentes de acesso aos recursos, denominados \emph{touchpoints}. Um \emph{touchpoint} representa uma interface padrão para interação com os recursos apresentando o comportamento de sensor e atuador para um ou mais recursos. Enquanto sensores tem como função observar o estado dos recursos gerenciados, atuadores são utilizados para efetuar mudanças nos mesmos.</text:p>
      <text:p text:style-name="Standard"/>
      <text:p text:style-name="Standard">O gerenciamento dos recursos é realizado por meio de gerenciadores autônomos e manuais. Gerenciadores autônomos de \emph{touchpoint} atuam diretamente sobre os recursos, interagindo por meio de seus \emph{touchpoints}. Gerenciadores autônomos de orquestração gerenciam outros gerenciadores autônomos, coordenando diferentes grupos de recursos. Por fim, um gerenciador manual fornece uma interface para que um profissional de tecnologia da informação possa intervir manualmente na gerência dos recursos.</text:p>
      <text:p text:style-name="Standard"><text:soft-page-break/>Ao realizarem sua função, os gerenciadores autônomos e manuais podem obter e compartilhar informações, que neste caso são chamadas de conhecimento e mantidas em fontes de conhecimento.</text:p>
      <text:p text:style-name="Standard"/>
      <text:p text:style-name="Standard">O elemento principal da arquitetura de computação autônoma é o gerenciador autônomo, que implementa um ciclo de controle</text:p>
      <text:p text:style-name="Standard"/>
      <text:p text:style-name="Standard"/>
      <text:p text:style-name="Standard"/>
      <text:p text:style-name="Standard"/>
      <text:p text:style-name="Standard"/>
      <text:p text:style-name="Standard">MDE e AC são complementares, visto que o MDE pode ser visto como uma forma de implementar a ideia de AC</text:p>
      <text:p text:style-name="Standard"/>
      <text:p text:style-name="Standard">MRT pode ser uma representação da parte manual do 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MR12" svg:font-family="CMR12"/>
    <style:font-face style:name="Mangal1" svg:font-family="Mangal"/>
    <style:font-face style:name="Palatino-Roman" svg:font-family="Palatino-Roman"/>
    <style:font-face style:name="Sabon-Roman" svg:font-family="Sabon-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1T07:07:23.58</meta:creation-date>
    <dc:date>2012-08-31T12:34:12.85</dc:date>
    <meta:editing-duration>PT4H5M23S</meta:editing-duration>
    <meta:editing-cycles>12</meta:editing-cycles>
    <meta:generator>LibreOffice/3.5$Windows_x86 LibreOffice_project/165a79a-7059095-e13bb37-fef39a4-9503d18</meta:generator>
    <meta:document-statistic meta:table-count="0" meta:image-count="0" meta:object-count="0" meta:page-count="2" meta:paragraph-count="17" meta:word-count="486" meta:character-count="3519" meta:non-whitespace-character-count="3048"/>
  </office:meta>
</office:document-meta>
</file>